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Code" svg:font-family="'Fira Cod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4965"/>
    </style:style>
    <style:style style:name="P2" style:family="paragraph" style:parent-style-name="Standard">
      <style:paragraph-properties fo:margin-left="1.251cm" fo:margin-right="0cm" fo:text-indent="0cm" style:auto-text-indent="false"/>
      <style:text-properties officeooo:paragraph-rsid="000e4965"/>
    </style:style>
    <style:style style:name="P3" style:family="paragraph" style:parent-style-name="Standard">
      <style:text-properties fo:font-weight="bold" officeooo:paragraph-rsid="000e4965" style:font-weight-asian="bold" style:font-weight-complex="bold"/>
    </style:style>
    <style:style style:name="P4" style:family="paragraph" style:parent-style-name="Standard">
      <style:paragraph-properties fo:margin-left="1.251cm" fo:margin-right="0cm" fo:text-indent="0cm" style:auto-text-indent="false"/>
      <style:text-properties officeooo:rsid="0014604a" officeooo:paragraph-rsid="0014604a"/>
    </style:style>
    <style:style style:name="P5" style:family="paragraph" style:parent-style-name="Standard">
      <style:text-properties officeooo:paragraph-rsid="001615d0"/>
    </style:style>
    <style:style style:name="P6" style:family="paragraph" style:parent-style-name="Standard">
      <style:paragraph-properties fo:margin-left="1.251cm" fo:margin-right="0cm" fo:text-indent="0cm" style:auto-text-indent="false"/>
      <style:text-properties officeooo:paragraph-rsid="001615d0"/>
    </style:style>
    <style:style style:name="P7" style:family="paragraph" style:parent-style-name="Standard">
      <style:paragraph-properties fo:margin-left="1.251cm" fo:margin-right="0cm" fo:text-indent="0cm" style:auto-text-indent="false"/>
      <style:text-properties officeooo:rsid="0016cbb7" officeooo:paragraph-rsid="0016cbb7"/>
    </style:style>
    <style:style style:name="T1" style:family="text">
      <style:text-properties fo:color="#98c379" loext:opacity="100%" style:font-name="Fira Code" fo:font-size="10.5pt" fo:font-weight="normal" fo:background-color="#282c34" loext:char-shading-value="0"/>
    </style:style>
    <style:style style:name="T2" style:family="text">
      <style:text-properties fo:color="#bbbbbb" loext:opacity="100%" style:font-name="Fira Code" fo:font-size="10.5pt" fo:font-weight="normal" fo:background-color="#282c34" loext:char-shading-value="0"/>
    </style:style>
    <style:style style:name="T3" style:family="text">
      <style:text-properties fo:color="#abb2bf" loext:opacity="100%" style:font-name="Fira Code" fo:font-size="10.5pt" fo:font-weight="normal" fo:background-color="#282c34" loext:char-shading-value="0"/>
    </style:style>
    <style:style style:name="T4" style:family="text">
      <style:text-properties fo:color="#e06c75" loext:opacity="100%" style:font-name="Fira Code" fo:font-size="10.5pt" fo:font-weight="normal" fo:background-color="#282c34" loext:char-shading-value="0"/>
    </style:style>
    <style:style style:name="T5" style:family="text">
      <style:text-properties officeooo:rsid="0012be98"/>
    </style:style>
    <style:style style:name="T6" style:family="text">
      <style:text-properties fo:color="#e5c07b" loext:opacity="100%" style:font-name="Fira Code" fo:font-size="10.5pt" fo:font-weight="normal" fo:background-color="#282c34" loext:char-shading-value="0"/>
    </style:style>
    <style:style style:name="T7" style:family="text">
      <style:text-properties officeooo:rsid="0014604a"/>
    </style:style>
    <style:style style:name="T8" style:family="text">
      <style:text-properties style:text-underline-style="solid" style:text-underline-width="auto" style:text-underline-color="font-color"/>
    </style:style>
    <style:style style:name="T9" style:family="text">
      <style:text-properties officeooo:rsid="001723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Mediante CSS Determinar el tamaño total de la tabla para que sea el 80% del ancho de su contenedor que esté centrada en el ancho de la ventana del navegador y que se vean los bordes lo más estrechos posibles y con el color #d6cece.</text:p>
      <text:p text:style-name="P1"/>
      <text:p text:style-name="P2">.property-table {</text:p>
      <text:p text:style-name="P2"><text:s text:c="4"/>width: 80%;</text:p>
      <text:p text:style-name="P2"><text:s text:c="4"/>margin-left: auto;</text:p>
      <text:p text:style-name="P2"><text:s text:c="4"/>margin-right: auto;</text:p>
      <text:p text:style-name="P2"><text:s text:c="4"/>border-collapse: collapse;</text:p>
      <text:p text:style-name="P2"><text:s text:c="4"/>border: #d6cece thin 1px;</text:p>
      <text:p text:style-name="P2">}</text:p>
      <text:p text:style-name="P2"/>
      <text:p text:style-name="P2">.property-table td, th {</text:p>
      <text:p text:style-name="P2"><text:s text:c="4"/>border: #d6cece solid 1px;</text:p>
      <text:p text:style-name="P2">}</text:p>
      <text:p text:style-name="P2"/>
      <text:p text:style-name="P1">3. Fijarse en las distancias de los elementos respecto a los bordes de sus contenedores y de los elementos adyacentes. Conseguir mediante CSS, un aspecto equivalente.</text:p>
      <text:p text:style-name="P1"/>
      <text:p text:style-name="P2">.property-table td, th {</text:p>
      <text:p text:style-name="P2"><text:s text:c="4"/>border: #d6cece solid 1px;</text:p>
      <text:p text:style-name="P2"><text:s text:c="4"/>padding: 10px;</text:p>
      <text:p text:style-name="P2">}</text:p>
      <text:p text:style-name="P1"/>
      <text:p text:style-name="P1">4. Mediante CSS, alinear el contenido de cada celda tal y como se ve en la imagen.</text:p>
      <text:p text:style-name="P1"><text:tab/></text:p>
      <text:p text:style-name="P2">.property-table p:first-child {</text:p>
      <text:p text:style-name="P2"><text:s text:c="4"/>font-weight: bold;</text:p>
      <text:p text:style-name="P2"><text:s text:c="4"/>text-align: center;</text:p>
      <text:p text:style-name="P2">}</text:p>
      <text:p text:style-name="P2"/>
      <text:p text:style-name="P2">.property-table th {</text:p>
      <text:p text:style-name="P2"><text:s text:c="4"/>text-align: center;</text:p>
      <text:p text:style-name="P2"><text:s text:c="4"/>font-weight: bold;</text:p>
      <text:p text:style-name="P2"><text:s text:c="4"/>background-color: <text:s/>#f4b99e;</text:p>
      <text:p text:style-name="P2">}</text:p>
      <text:p text:style-name="P2"/>
      <text:p text:style-name="P2"/>
      <text:p text:style-name="P1"><text:span text:style-name="T2"/></text:p>
      <text:p text:style-name="P1">5. Todos los textos de la tabla que están centrados tienen que aparecen en negrita.</text:p>
      <text:p text:style-name="P1"><text:tab/><text:span text:style-name="T5">CONTESTADA ARRIBA</text:span></text:p>
      <text:p text:style-name="P1"/>
      <text:p text:style-name="P1">6. Indicaciones de colores. 1. El color de fondo más claro es #f5f0e1 2. El color de fondo de los nombres de provincia es #f4b99e 3. Todo el texto, excepto el menú, es de color negro.</text:p>
      <text:p text:style-name="P1"/>
      <text:p text:style-name="P2">.property-table {</text:p>
      <text:p text:style-name="P2"><text:s text:c="4"/>background-color: #f5f0e1;</text:p>
      <text:p text:style-name="P2"><text:s text:c="4"/>color: black;</text:p>
      <text:p text:style-name="P2">}</text:p>
      <text:p text:style-name="P2">.property-table th {</text:p>
      <text:p text:style-name="P2"><text:s text:c="4"/>background-color: <text:s/>#f4b99e;</text:p>
      <text:p text:style-name="P2">}</text:p>
      <text:p text:style-name="P2"><text:soft-page-break/>.property-table img {</text:p>
      <text:p text:style-name="P2"><text:s text:c="4"/>margin-left: 40%;</text:p>
      <text:p text:style-name="P2"><text:s text:c="4"/>margin-right: 40%;</text:p>
      <text:p text:style-name="P2">} <text:span text:style-name="T9">(non funciona con auto)</text:span></text:p>
      <text:p text:style-name="P1"/>
      <text:p text:style-name="P1">7. Para todo el site web, modificar el CSS para que se muestre seleccionada la opción del menú que se corresponde con la página web que se ve en ese momento.</text:p>
      <text:p text:style-name="P1"/>
      <text:p text:style-name="P2">#menu a[href="index.html"] {</text:p>
      <text:p text:style-name="P2"><text:s text:c="4"/>background-color: #980c0c;</text:p>
      <text:p text:style-name="P2"><text:s text:c="4"/>color: #ffffff;</text:p>
      <text:p text:style-name="P2">}</text:p>
      <text:p text:style-name="P2"/>
      <text:p text:style-name="P2">#menu a[href="galicia2.html"] {</text:p>
      <text:p text:style-name="P2"><text:s text:c="4"/>background-color: #980c0c;</text:p>
      <text:p text:style-name="P2"><text:s text:c="4"/>color: #ffffff;</text:p>
      <text:p text:style-name="P2">}</text:p>
      <text:p text:style-name="P2"/>
      <text:p text:style-name="P2">#menu a[href="contacto.html"] {</text:p>
      <text:p text:style-name="P2"><text:s text:c="4"/>background-color: #980c0c;</text:p>
      <text:p text:style-name="P2"><text:s text:c="4"/>color: #ffffff;</text:p>
      <text:p text:style-name="P2">}</text:p>
      <text:p text:style-name="P2"/>
      <text:p text:style-name="P7">NOTA: para que esta solución funcione, se require que cada paxina esté nunha carpeta diferente.</text:p>
      <text:p text:style-name="P1"/>
      <text:p text:style-name="P1">8. En el fichero CSS, realizar la regla necesaria para que, al pasar el ratón por el nombre de cada provincia, se cambie de color todas los textos y los fondos de celda relacionadas con esa provincia.</text:p>
      <text:p text:style-name="P1"/>
      <text:p text:style-name="P5"><text:tab/>.property-table .first-row:hover &gt; th, .first-row:hover + tr, .first-row:hover + tr + tr {</text:p>
      <text:p text:style-name="P6"><text:s text:c="4"/>background: #934c0d;</text:p>
      <text:p text:style-name="P6"><text:s text:c="4"/>color: white;</text:p>
      <text:p text:style-name="P5"><text:tab/>}</text:p>
      <text:p text:style-name="P1"/>
      <text:p text:style-name="P1">9. Modificar la carpeta en la que la hoja de estilo de la página galicia.html. Esta hoja de estilo la situaremos en una carpeta, hija del raíz del sitio, que se llama styles.</text:p>
      <text:p text:style-name="P1"><text:tab/><text:span text:style-name="T2">&lt;</text:span><text:span text:style-name="T4">link</text:span><text:span text:style-name="T2"> </text:span><text:span text:style-name="T1">rel</text:span><text:span text:style-name="T3">=</text:span><text:span text:style-name="T6">"stylesheet"</text:span><text:span text:style-name="T2"> </text:span><text:span text:style-name="T1">href</text:span><text:span text:style-name="T3">=</text:span><text:span text:style-name="T6">"../styles/style_specific.css"</text:span><text:span text:style-name="T2">&gt;</text:span></text:p>
      <text:p text:style-name="P1"><text:span text:style-name="T2"/></text:p>
      <text:p text:style-name="P1">10. Eliminar las reglas CSS que no sean necesarias.</text:p>
      <text:p text:style-name="P1"/>
      <text:p text:style-name="P1">11. ¿Qué selectores tendríamos que utilizar para hacer referencia a todos los td y a todos los th?</text:p>
      <text:p text:style-name="P4">td, th {}</text:p>
      <text:p text:style-name="P4"/>
      <text:p text:style-name="P1">12. ¿Qué selectores tendríamos que utilizar para hacer referencia a todos los p que estuviesen dentro de una etiqueta td?</text:p>
      <text:p text:style-name="P4">td p {}</text:p>
      <text:p text:style-name="P4"><text:s/></text:p>
      <text:p text:style-name="P1">13. ¿Qué selectores tendríamos que utilizar para hacer referencia a todos los td de la tabla excepto a los que tuviesen una clase llamada “control”?</text:p>
      <text:p text:style-name="P1"><text:tab/><text:span text:style-name="T7">td:not(.control)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Code" svg:font-family="'Fira Cod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16:13:41.190146378</meta:creation-date>
    <dc:date>2025-05-19T17:45:11.411445962</dc:date>
    <meta:editing-duration>PT40M17S</meta:editing-duration>
    <meta:editing-cycles>5</meta:editing-cycles>
    <meta:generator>LibreOffice/7.3.7.2$Linux_X86_64 LibreOffice_project/30$Build-2</meta:generator>
    <meta:document-statistic meta:table-count="0" meta:image-count="0" meta:object-count="0" meta:page-count="2" meta:paragraph-count="70" meta:word-count="461" meta:character-count="2927" meta:non-whitespace-character-count="2421"/>
  </office:meta>
</office:document-meta>
</file>